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3">
      <style:paragraph-properties fo:margin-top="0cm" fo:margin-bottom="0cm"/>
    </style:style>
    <style:style style:name="P20" style:family="paragraph" style:parent-style-name="Text_20_body" style:list-style-name="L4">
      <style:paragraph-properties fo:margin-top="0cm" fo:margin-bottom="0cm"/>
    </style:style>
    <style:style style:name="P21" style:family="paragraph" style:parent-style-name="Text_20_body" style:list-style-name="L5">
      <style:paragraph-properties fo:margin-top="0cm" fo:margin-bottom="0cm"/>
    </style:style>
    <style:style style:name="P22" style:family="paragraph" style:parent-style-name="Text_20_body" style:list-style-name="L6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9">
      <style:paragraph-properties fo:margin-top="0cm" fo:margin-bottom="0cm"/>
    </style:style>
    <style:style style:name="P25" style:family="paragraph" style:parent-style-name="Text_20_body" style:list-style-name="L10">
      <style:paragraph-properties fo:margin-top="0cm" fo:margin-bottom="0cm"/>
    </style:style>
    <style:style style:name="P26" style:family="paragraph" style:parent-style-name="Text_20_body" style:list-style-name="L11">
      <style:paragraph-properties fo:margin-top="0cm" fo:margin-bottom="0cm"/>
    </style:style>
    <style:style style:name="P27" style:family="paragraph" style:parent-style-name="Text_20_body" style:list-style-name="L12">
      <style:paragraph-properties fo:margin-top="0cm" fo:margin-bottom="0cm"/>
    </style:style>
    <style:style style:name="P28" style:family="paragraph" style:parent-style-name="Text_20_body" style:list-style-name="L17">
      <style:paragraph-properties fo:margin-top="0cm" fo:margin-bottom="0cm"/>
    </style:style>
    <style:style style:name="P29" style:family="paragraph" style:parent-style-name="Text_20_body" style:list-style-name="L18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1. Inicjalizacja programu</text:span></text:h>
      <text:p text:style-name="Text_20_body">1.1. <text:span text:style-name="Strong_20_Emphasis">Uruchomienie programu:</text:span></text:p>
      <text:list xml:id="list3223542754963284692" text:style-name="L1">
        <text:list-item>
          <text:p text:style-name="P17">Przyjmij argumenty z linii poleceń.</text:p>
        </text:list-item>
        <text:list-item>
          <text:p text:style-name="P17">Inicjalizuj środowisko programu:</text:p>
          <text:list>
            <text:list-item>
              <text:p text:style-name="P17">Pobierz zmienne środowiskowe.</text:p>
            </text:list-item>
            <text:list-item>
              <text:p text:style-name="P17">Przygotuj historię poleceń.</text:p>
            </text:list-item>
          </text:list>
        </text:list-item>
        <text:list-item>
          <text:p text:style-name="P1">Skonfiguruj sygnały (<text:span text:style-name="Source_20_Text">SIGINT</text:span>, <text:span text:style-name="Source_20_Text">SIGQUIT</text:span>) za pomocą funkcji <text:span text:style-name="Source_20_Text">signal</text:span> lub <text:span text:style-name="Source_20_Text">sigaction</text:span>.</text:p>
        </text:list-item>
      </text:list>
      <text:p text:style-name="Text_20_body">1.2. <text:span text:style-name="Strong_20_Emphasis">Przygotowanie prompta:</text:span></text:p>
      <text:list xml:id="list2990156245333406340" text:style-name="L2">
        <text:list-item>
          <text:p text:style-name="P18">Stwórz funkcję generującą prompt.</text:p>
        </text:list-item>
        <text:list-item>
          <text:p text:style-name="P2">Wywołuj prompt w pętli głównej programu.</text:p>
        </text:list-item>
      </text:list>
      <text:p text:style-name="Horizontal_20_Line"/>
      <text:h text:style-name="Heading_20_4" text:outline-level="4"><text:span text:style-name="Strong_20_Emphasis">2. Przyjęcie danych wejściowych od użytkownika</text:span></text:h>
      <text:p text:style-name="Text_20_body">2.1. <text:span text:style-name="Strong_20_Emphasis">Obsługa wejścia:</text:span></text:p>
      <text:list xml:id="list5436830523866368758" text:style-name="L3">
        <text:list-item>
          <text:p text:style-name="P19">Wywołaj <text:span text:style-name="Source_20_Text">readline</text:span> w celu przyjęcia wiersza polecenia od użytkownika.</text:p>
        </text:list-item>
        <text:list-item>
          <text:p text:style-name="P3">Dodaj wpisane polecenie do historii (<text:span text:style-name="Source_20_Text">add_history</text:span>).</text:p>
        </text:list-item>
      </text:list>
      <text:p text:style-name="Text_20_body">2.2. <text:span text:style-name="Strong_20_Emphasis">Weryfikacja danych:</text:span></text:p>
      <text:list xml:id="list1071034594963502265" text:style-name="L4">
        <text:list-item>
          <text:p text:style-name="P20">Sprawdź, czy użytkownik wpisał dane.</text:p>
        </text:list-item>
        <text:list-item>
          <text:p text:style-name="P4">Obsłuż specjalne przypadki, np. pustą linię, <text:span text:style-name="Source_20_Text">ctrl-D</text:span> (wyjście z programu) i <text:span text:style-name="Source_20_Text">ctrl-C</text:span> (anulowanie aktualnego polecenia).</text:p>
        </text:list-item>
      </text:list>
      <text:p text:style-name="Horizontal_20_Line"/>
      <text:h text:style-name="Heading_20_4" text:outline-level="4"><text:span text:style-name="Strong_20_Emphasis">3. Parsowanie i wstępne przetwarzanie danych</text:span></text:h>
      <text:p text:style-name="Text_20_body">3.1. <text:span text:style-name="Strong_20_Emphasis">Podział polecenia:</text:span></text:p>
      <text:list xml:id="list8791873010514169134" text:style-name="L5">
        <text:list-item>
          <text:p text:style-name="P21">Rozbij wiersz polecenia na tokeny, biorąc pod uwagę cudzysłowy (pojedyncze i podwójne) oraz znaki specjalne (np. <text:span text:style-name="Source_20_Text">|</text:span>, <text:span text:style-name="Source_20_Text">&lt;</text:span>, <text:span text:style-name="Source_20_Text">&gt;</text:span>).<text:span text:style-name="Source_20_Text"> </text:span></text:p>
        </text:list-item>
      </text:list>
      <text:p text:style-name="Text_20_body">3.2. <text:span text:style-name="Strong_20_Emphasis">Analiza składni:</text:span></text:p>
      <text:list xml:id="list6242197487808949248" text:style-name="L6">
        <text:list-item>
          <text:p text:style-name="P22">Sprawdź poprawność składni, np. brakujące zamknięcia cudzysłowów, nieoczekiwane znaki.</text:p>
        </text:list-item>
        <text:list-item>
          <text:p text:style-name="P22">Zbuduj strukturę danych reprezentującą komendę:</text:p>
          <text:list>
            <text:list-item>
              <text:p text:style-name="P22">Nazwa komendy.</text:p>
            </text:list-item>
            <text:list-item>
              <text:p text:style-name="P22">Argumenty.</text:p>
            </text:list-item>
            <text:list-item>
              <text:p text:style-name="P22">Informacje o redirekcjach (<text:span text:style-name="Source_20_Text">&lt;</text:span>, <text:span text:style-name="Source_20_Text">&gt;</text:span>, <text:span text:style-name="Source_20_Text">&gt;&gt;</text:span>, <text:span text:style-name="Source_20_Text">&lt;&lt;</text:span>).</text:p>
            </text:list-item>
            <text:list-item>
              <text:p text:style-name="P5">Informacje o potokach (<text:span text:style-name="Source_20_Text">|</text:span>)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Wykonanie przetworzonego polecenia</text:span></text:h>
      <text:p text:style-name="Text_20_body">4.1. <text:span text:style-name="Strong_20_Emphasis">Rozpoznanie rodzaju komendy:</text:span></text:p>
      <text:list xml:id="list7696160622098664385" text:style-name="L8">
        <text:list-item>
          <text:p text:style-name="P23">Sprawdź, czy komenda to wbudowana funkcja (np. <text:span text:style-name="Source_20_Text">cd</text:span>, <text:span text:style-name="Source_20_Text">echo</text:span>, <text:span text:style-name="Source_20_Text">pwd</text:span>).</text:p>
        </text:list-item>
        <text:list-item>
          <text:p text:style-name="P6">Jeśli to zewnętrzny program, znajdź jego lokalizację przy użyciu zmiennej <text:span text:style-name="Source_20_Text">PATH</text:span>.</text:p>
        </text:list-item>
      </text:list>
      <text:p text:style-name="Text_20_body">4.2. <text:span text:style-name="Strong_20_Emphasis">Obsługa wbudowanych komend:</text:span></text:p>
      <text:list xml:id="list3110656177276790302" text:style-name="L9">
        <text:list-item>
          <text:p text:style-name="P24"><text:soft-page-break/><text:span text:style-name="Source_20_Text">cd</text:span>: zmiana katalogu.</text:p>
        </text:list-item>
        <text:list-item>
          <text:p text:style-name="P24"><text:span text:style-name="Source_20_Text">pwd</text:span>: wyświetlenie bieżącego katalogu.</text:p>
        </text:list-item>
        <text:list-item>
          <text:p text:style-name="P24"><text:span text:style-name="Source_20_Text">echo</text:span>: wyświetlenie tekstu.</text:p>
        </text:list-item>
        <text:list-item>
          <text:p text:style-name="P24"><text:span text:style-name="Source_20_Text">export</text:span>/<text:span text:style-name="Source_20_Text">unset</text:span>: zarządzanie zmiennymi środowiskowymi.</text:p>
        </text:list-item>
        <text:list-item>
          <text:p text:style-name="P24"><text:span text:style-name="Source_20_Text">env</text:span>: wyświetlenie wszystkich zmiennych środowiskowych.</text:p>
        </text:list-item>
        <text:list-item>
          <text:p text:style-name="P7"><text:span text:style-name="Source_20_Text">exit</text:span>: zakończenie działania programu.</text:p>
        </text:list-item>
      </text:list>
      <text:p text:style-name="Text_20_body">4.3. <text:span text:style-name="Strong_20_Emphasis">Uruchamianie zewnętrznych programów:</text:span></text:p>
      <text:list xml:id="list1121727297428815934" text:style-name="L10">
        <text:list-item>
          <text:p text:style-name="P25">Utwórz proces potomny za pomocą <text:span text:style-name="Source_20_Text">fork</text:span>.</text:p>
        </text:list-item>
        <text:list-item>
          <text:p text:style-name="P25">W procesie potomnym wykonaj komendę za pomocą <text:span text:style-name="Source_20_Text">execve</text:span>.</text:p>
        </text:list-item>
        <text:list-item>
          <text:p text:style-name="P8">W procesie nadrzędnym czekaj na zakończenie procesu potomnego za pomocą <text:span text:style-name="Source_20_Text">wait</text:span> lub <text:span text:style-name="Source_20_Text">waitpid</text:span>.</text:p>
        </text:list-item>
      </text:list>
      <text:p text:style-name="Horizontal_20_Line"/>
      <text:h text:style-name="Heading_20_4" text:outline-level="4"><text:span text:style-name="Strong_20_Emphasis">5. Obsługa potoków i redirekcji</text:span></text:h>
      <text:p text:style-name="Text_20_body">5.1. <text:span text:style-name="Strong_20_Emphasis">Redirekcje:</text:span></text:p>
      <text:list xml:id="list4424128756749461994" text:style-name="L11">
        <text:list-item>
          <text:p text:style-name="P26">Wykryj redirekcje w strukturze danych:</text:p>
          <text:list>
            <text:list-item>
              <text:p text:style-name="P26"><text:span text:style-name="Source_20_Text">&lt;</text:span>: Przekierowanie wejścia za pomocą <text:span text:style-name="Source_20_Text">dup2</text:span> na plik.</text:p>
            </text:list-item>
            <text:list-item>
              <text:p text:style-name="P26"><text:span text:style-name="Source_20_Text">&gt;</text:span> i <text:span text:style-name="Source_20_Text">&gt;&gt;</text:span>: Przekierowanie wyjścia do pliku w trybie nadpisywania lub dopisywania.</text:p>
            </text:list-item>
            <text:list-item>
              <text:p text:style-name="P26"><text:span text:style-name="Source_20_Text">&lt;&lt;</text:span>: Obsługa heredoca – czytaj dane do momentu napotkania delimitera.</text:p>
            </text:list-item>
          </text:list>
        </text:list-item>
        <text:list-item>
          <text:p text:style-name="P9">Skonfiguruj deskryptory plików za pomocą funkcji systemowych (<text:span text:style-name="Source_20_Text">open</text:span>, <text:span text:style-name="Source_20_Text">dup2</text:span>).</text:p>
        </text:list-item>
      </text:list>
      <text:p text:style-name="Text_20_body">5.2. <text:span text:style-name="Strong_20_Emphasis">Potoki:</text:span></text:p>
      <text:list xml:id="list1397177946227712843" text:style-name="L12">
        <text:list-item>
          <text:p text:style-name="P27">Wykryj operator <text:span text:style-name="Source_20_Text">|</text:span> w poleceniu.</text:p>
        </text:list-item>
        <text:list-item>
          <text:p text:style-name="P27">Utwórz potok za pomocą <text:span text:style-name="Source_20_Text">pipe</text:span> i skonfiguruj wyjścia/wejścia procesów, aby połączyć je w kolejności.</text:p>
        </text:list-item>
        <text:list-item>
          <text:p text:style-name="P10">Obsłuż wiele potoków w jednej komendzie, np. <text:span text:style-name="Source_20_Text">ls -l | grep txt | wc -l</text:span>.</text:p>
        </text:list-item>
      </text:list>
      <text:p text:style-name="Horizontal_20_Line"/>
      <text:h text:style-name="Heading_20_4" text:outline-level="4"><text:span text:style-name="Strong_20_Emphasis">6. Zarządzanie wynikami i statusami</text:span></text:h>
      <text:p text:style-name="Text_20_body">6.1. <text:span text:style-name="Strong_20_Emphasis">Wyświetlenie wyników:</text:span></text:p>
      <text:list xml:id="list2277481349516859048" text:style-name="L13">
        <text:list-item>
          <text:p text:style-name="P11">Upewnij się, że wynik komendy (stdout lub stderr) jest prawidłowo wyświetlany w terminalu lub przekierowywany zgodnie z redirekcjami.</text:p>
        </text:list-item>
      </text:list>
      <text:p text:style-name="Text_20_body">6.2. <text:span text:style-name="Strong_20_Emphasis">Status zakończenia:</text:span></text:p>
      <text:list xml:id="list8925441755511182258" text:style-name="L14">
        <text:list-item>
          <text:p text:style-name="P12">Zapisz status zakończenia ostatniego procesu do zmiennej <text:span text:style-name="Source_20_Text">$?</text:span>, aby można było go wykorzystać w kolejnych komendach.</text:p>
        </text:list-item>
      </text:list>
      <text:p text:style-name="Horizontal_20_Line"/>
      <text:h text:style-name="Heading_20_4" text:outline-level="4"><text:span text:style-name="Strong_20_Emphasis">7. Zarządzanie błędami</text:span></text:h>
      <text:p text:style-name="Text_20_body">7.1. <text:span text:style-name="Strong_20_Emphasis">Weryfikacja błędów składni:</text:span></text:p>
      <text:list xml:id="list4049470226157676265" text:style-name="L15">
        <text:list-item>
          <text:p text:style-name="P13">Informowanie użytkownika o błędach w wierszu poleceń (np. "syntax error near unexpected token").</text:p>
        </text:list-item>
      </text:list>
      <text:p text:style-name="Text_20_body">7.2. <text:span text:style-name="Strong_20_Emphasis">Obsługa błędów systemowych:</text:span></text:p>
      <text:list xml:id="list2850054780078765583" text:style-name="L16">
        <text:list-item>
          <text:p text:style-name="P14"><text:soft-page-break/>Sprawdzenie błędów funkcji systemowych (np. <text:span text:style-name="Source_20_Text">execve</text:span>, <text:span text:style-name="Source_20_Text">fork</text:span>) za pomocą <text:span text:style-name="Source_20_Text">errno</text:span> i wyświetlenie komunikatów (<text:span text:style-name="Source_20_Text">perror</text:span>).</text:p>
        </text:list-item>
      </text:list>
      <text:p text:style-name="Horizontal_20_Line"/>
      <text:h text:style-name="Heading_20_4" text:outline-level="4"><text:span text:style-name="Strong_20_Emphasis">8. Pętla główna programu</text:span></text:h>
      <text:p text:style-name="Text_20_body">8.1. <text:span text:style-name="Strong_20_Emphasis">Zapętlenie pracy:</text:span></text:p>
      <text:list xml:id="list4385998673842621048" text:style-name="L17">
        <text:list-item>
          <text:p text:style-name="P28">Po przetworzeniu i wykonaniu komendy wyświetl nowy prompt.</text:p>
        </text:list-item>
        <text:list-item>
          <text:p text:style-name="P15">Kontynuuj pracę do momentu wywołania <text:span text:style-name="Source_20_Text">exit</text:span> lub <text:span text:style-name="Source_20_Text">ctrl-D</text:span>.</text:p>
        </text:list-item>
      </text:list>
      <text:p text:style-name="Horizontal_20_Line"/>
      <text:h text:style-name="Heading_20_4" text:outline-level="4"><text:span text:style-name="Strong_20_Emphasis">9. Zakończenie programu</text:span></text:h>
      <text:p text:style-name="Text_20_body">9.1. <text:span text:style-name="Strong_20_Emphasis">Czyszczenie pamięci:</text:span></text:p>
      <text:list xml:id="list6800124570225784331" text:style-name="L18">
        <text:list-item>
          <text:p text:style-name="P29">Zwolnij wszystkie alokowane zasoby, w tym historię poleceń, struktury danych i zmienne środowiskowe.</text:p>
        </text:list-item>
        <text:list-item>
          <text:p text:style-name="P16">Zamknij wszystkie otwarte deskryptory plików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</meta:editing-duration>
    <meta:editing-cycles>5</meta:editing-cycles>
    <meta:generator>OpenOffice/4.1.8$Win32 OpenOffice.org_project/418m3$Build-9803</meta:generator>
    <dc:date>2024-12-11T18:20:42.77</dc:date>
    <meta:document-statistic meta:table-count="0" meta:image-count="0" meta:object-count="0" meta:page-count="3" meta:paragraph-count="71" meta:word-count="498" meta:character-count="3416"/>
    <meta:user-defined meta:name="Info 1"/>
    <meta:user-defined meta:name="Info 2"/>
    <meta:user-defined meta:name="Info 3"/>
    <meta:user-defined meta:name="Info 4"/>
  </office:meta>
</office:document-meta>
</file>